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2000001870000012B514DA423D5CF2606.eps" manifest:media-type="image/x-eps"/>
  <manifest:file-entry manifest:full-path="Pictures/100000000000000800000008C3F62405FF2696B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4cm" fo:min-width="2.54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15% 58%" style:font-name="Liberation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793cm" svg:height="10.547cm" svg:x="1cm" svg:y="1cm">
          <draw:image xlink:href="Pictures/20000002000001870000012B514DA423D5CF2606.eps" xlink:type="simple" xlink:show="embed" xlink:actuate="onLoad">
            <text:p/>
          </draw:image>
        </draw:frame>
        <draw:custom-shape draw:style-name="gr2" draw:text-style-name="P2" draw:layer="layout" svg:width="3.046cm" svg:height="1.504cm" svg:x="9.248cm" svg:y="3.076cm">
          <text:p text:style-name="P1"><text:span text:style-name="T1">y=2-5</text:span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Lohit Hindi2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C3F62405FF2696B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fo:font-size="12pt" fo:language="ru" fo:country="RU" style:letter-kerning="true" style:font-name-asian="Lohit Hindi" style:font-family-asian="'Lohit Hindi'" style:font-pitch-asian="variable" style:language-asian="hi" style:country-asian="IN"/>
    </style:style>
    <style:style style:name="Указатель" style:family="graphic">
      <style:paragraph-properties style:text-autospace="none"/>
      <style:text-properties style:font-name="Times New Roman" fo:font-family="'Times New Roman'" style:font-family-generic="roman" style:font-name-asian="Lohit Hindi1" style:font-family-asian="'Lohit Hindi'"/>
    </style:style>
    <style:style style:name="Название" style:family="graphic">
      <style:paragraph-properties fo:margin-top="0.374cm" fo:margin-bottom="0.374cm" style:text-autospace="none"/>
      <style:text-properties style:font-name="Times New Roman" fo:font-family="'Times New Roman'" style:font-family-generic="roman" fo:font-size="12pt" fo:font-style="italic" style:font-name-asian="Lohit Hindi1" style:font-family-asian="'Lohit Hind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name-asian="Lohit Hindi1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15.79cm" fo:page-height="12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7:54:11.735891471</dc:date>
    <meta:editing-duration>PT9M38S</meta:editing-duration>
    <meta:editing-cycles>3</meta:editing-cycles>
    <meta:generator>LibreOffice/5.0.6.2$Linux_x86 LibreOffice_project/00m0$Build-2</meta:generator>
    <meta:document-statistic meta:object-count="2"/>
  </office:meta>
</office:document-meta>
</file>